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e9f" officeooo:paragraph-rsid="00138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haba Flut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4T16:00:19.850328896</meta:creation-date>
    <dc:date>2020-06-14T16:00:43.189349643</dc:date>
    <meta:editing-duration>PT27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6.4.3.2$Linux_X86_64 LibreOffice_project/747b5d0ebf89f41c860ec2a39efd7cb15b54f2d8</meta:generator>
  </office:meta>
</office:document-meta>
</file>